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k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Sveinung Arnesen</meta:initial-creator>
    <dc:creator>Sveinung Arnesen</dc:creator>
    <meta:creation-date>2021-05-07T06:33:02Z</meta:creation-date>
    <dc:date>2021-05-07T06:34:34Z</dc:date>
  </office:meta>
</office:document-meta>
</file>